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25pt"/>
    </style:style>
    <style:style style:name="co2" style:family="table-column">
      <style:table-column-properties fo:break-before="auto" style:column-width="127.19pt"/>
    </style:style>
    <style:style style:name="co3" style:family="table-column">
      <style:table-column-properties fo:break-before="auto" style:column-width="16.24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405.1pt"/>
    </style:style>
    <style:style style:name="co6" style:family="table-column">
      <style:table-column-properties fo:break-before="auto" style:column-width="18.14pt"/>
    </style:style>
    <style:style style:name="co7" style:family="table-column">
      <style:table-column-properties fo:break-before="auto" style:column-width="285.45pt"/>
    </style:style>
    <style:style style:name="co8" style:family="table-column">
      <style:table-column-properties fo:break-before="auto" style:column-width="76.05pt"/>
    </style:style>
    <style:style style:name="co9" style:family="table-column">
      <style:table-column-properties fo:break-before="auto" style:column-width="14.29pt"/>
    </style:style>
    <style:style style:name="co10" style:family="table-column">
      <style:table-column-properties fo:break-before="auto" style:column-width="22.99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9.25pt"/>
    </style:style>
    <style:style style:name="co13" style:family="table-column">
      <style:table-column-properties fo:break-before="auto" style:column-width="82.8pt"/>
    </style:style>
    <style:style style:name="co14" style:family="table-column">
      <style:table-column-properties fo:break-before="auto" style:column-width="79.94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 fo:padding="2.01pt"/>
    </style:style>
    <style:style style:name="ce3" style:family="table-cell" style:parent-style-name="Default">
      <style:table-cell-properties fo:border="0.06pt solid #000000" fo:padding="2.01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0.06pt solid #000000" fo:padding="2.01pt"/>
    </style:style>
    <style:style style:name="ce6" style:family="table-cell" style:parent-style-name="Default">
      <style:table-cell-properties fo:border="0.06pt solid #000000" fo:padding="2.01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ackground-color="#ffffff" fo:border="0.06pt solid #000000" fo:padding="2.01pt"/>
    </style:style>
    <style:style style:name="ce8" style:family="table-cell" style:parent-style-name="Default" style:data-style-name="N1">
      <style:table-cell-properties fo:border="0.06pt solid #000000" fo:padding="2.01pt"/>
    </style:style>
    <style:style style:name="ce9" style:family="table-cell" style:parent-style-name="Default">
      <style:table-cell-properties fo:background-color="#ffffff" fo:border="0.06pt solid #000000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4" table:default-cell-style-name="ce1"/>
        <table:table-column table:style-name="co9" table:default-cell-style-name="ce3"/>
        <table:table-column table:style-name="co15" table:default-cell-style-name="ce1"/>
        <table:table-column table:style-name="co16" table:number-columns-repeated="1002" table:default-cell-style-name="ce1"/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1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HARDONAY/CHENI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117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SYRAH/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2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RES. CHARD-BLAN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2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RES.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2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RES. CAB.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3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TRIBU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3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TRIBU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31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TRIBU TEMPRANIL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6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31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TRIBU VIOGNI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7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4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OLECCION FINCAS SAUV. B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4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OLECCIÓN FINCAS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41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4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OLECCIÓN FINCAS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41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6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GOLDEN RES. MALB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48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6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SYRAH GOLDEN RESER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1-000041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7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HAMIZA BL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2-013-000750-66-101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8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AMADO SU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84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09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MALBEC EO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1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10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HARDONAY CHENIN AB ORIGINE MIXTU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1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41017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SHIRAZ MALBEC AB ORIGINE MIXTU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30401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ABERNET SAUVIGNON GRAN ALBAR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262-013-000750-66-101-00002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30401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CHARDONNAY GRAN ALBAR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261-013-000750-66-101-00002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30401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MALBEC GRAN ALBAR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260-013-000750-66-101-00002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30501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33-68989817-9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VENTO MALBEC GRAN LO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263-013-000750-66-101-00002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430217010750</text:p>
          </table:table-cell>
          <table:table-cell table:style-name="ce2" office:value-type="string" calcext:value-type="string">
            <text:p>',</text:p>
          </table:table-cell>
          <table:table-cell table:style-name="ce4" office:value-type="string" calcext:value-type="string">
            <text:p>0P3070086601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ACHAVAL FERRER QUIME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117-013-000750-66-101-00010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430306010750</text:p>
          </table:table-cell>
          <table:table-cell table:style-name="ce2" office:value-type="string" calcext:value-type="string">
            <text:p>',</text:p>
          </table:table-cell>
          <table:table-cell table:style-name="ce4" office:value-type="string" calcext:value-type="string">
            <text:p>0P3070086601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ACHAVAL MALBEC FINCA ALTAMI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118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430406010750</text:p>
          </table:table-cell>
          <table:table-cell table:style-name="ce2" office:value-type="string" calcext:value-type="string">
            <text:p>',</text:p>
          </table:table-cell>
          <table:table-cell table:style-name="ce4" office:value-type="string" calcext:value-type="string">
            <text:p>0P3070086601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ACHAVAL MALBEC FINCA MIRADO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119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430506010750</text:p>
          </table:table-cell>
          <table:table-cell table:style-name="ce2" office:value-type="string" calcext:value-type="string">
            <text:p>',</text:p>
          </table:table-cell>
          <table:table-cell table:style-name="ce4" office:value-type="string" calcext:value-type="string">
            <text:p>0P3070086601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ACHAVAL MALBEC MENDO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120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DEL DIABLO DEVIL'S COLLECTION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1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DEL DIABLO DEVIL'S COLLECTION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3010375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CABERNET 1/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CABERN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306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VINTAGE GRAN V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4010375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SAUVIGNON 1/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SAUVIGN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5010375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CHARDONNAY 1/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8010375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CARMENERE 1/2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375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table:style-name="ce9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8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CARMENE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SY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110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PIN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41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5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SILLERO RESERVA PRIVAD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02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102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MALBEC - ARGENTI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129-013-000750-66-101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CABERN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SAUVIGNON BLAN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1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ROS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13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ROSE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2260-013-000750-66-108-00002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1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MOSCATEL SEM B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2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ESERVADO CARMERE CAB.SUB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3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RQUES CABERN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46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3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RQUES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46-013-000750-66-108-000041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3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RQUES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46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308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RQUES CARMENE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3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RQUES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46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401011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LOS DE PIRQUE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91-031-001000-66-108-00002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402011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LOS DE PIRQUE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91-031-001000-66-108-00002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407011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LOS DE PIRQUE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491-031-001000-66-108-00002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5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FRONTERA CABER SAUV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5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FRONTERA CHARDONNAY B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5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FRONTERA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508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FRONTERA CARMENERE TINT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5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FRONTERA SHIRAZ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82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6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DON MELCHOR CAB. SAUV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CAB. SAUV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SAUV. BLANC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08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CARMENE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0810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UNRISE PINOT NOI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0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O CAB. SAUV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0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O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0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IO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978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11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AN BLAS AÑEJO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2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AMELIA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068-013-000750-66-108-000041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3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ALMAVIVA CAB. SAUV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057-013-000750-66-108-00004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4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CARMIN DE PEU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40-013-000750-66-108-00004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6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XPORTACION SELECTO CABERNET SAUVIGNON CARMENE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07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116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XPORTACION SELECTO SAUVIGNON BLAN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069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108001070103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CONCHA Y TORO BRUT CAJA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00437-013-000750-66-108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1080010702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P902270000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C Y T DEMISEC CAJA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00437-013-000750-66-108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3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GRAN VIN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00-013-000750-66-108-000029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3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ARIETAL CAB SAU.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0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3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ARIETAL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200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7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ITRAL CAB SAUV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9781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7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ITRAL SAUV BLAN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9784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7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ITRAL CHAR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9782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7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ITRAL MERL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9783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507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82-117-400-7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AIPO VITRAL RED BLEN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9785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CHILE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2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BLANCO CHARDONNAY RUTIN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4301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20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INTO MERLOT RUTIN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3264-013-000750-66-101-00010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2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INTO CABERNET - MERLOT RUTIN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4299-013-000750-66-101-000106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5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PEQUEÑA VASIJA SAUVIGN BLAN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5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PEQUEÑA VASIJA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50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PEQUEÑA VASIJA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100605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PEQUEÑA VASIJA CAB.SAUV.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1-000037</text:p>
          </table:table-cell>
          <table:table-cell table:style-name="ce2" office:value-type="string" calcext:value-type="string">
            <text:p>',</text:p>
          </table:table-cell>
          <table:table-cell table:style-name="ce7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1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FELIPE RUTINI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2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UTINI COL.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22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2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RUTINI COL. CAB/MALB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522-013-000750-66-108-000033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3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AN FELIPE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3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SAN FELIPE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767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405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UMPETER CHARDONNA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2003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4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UMPETER MALBE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2004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10800604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30527196112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TRUMPETER MALBEC SYRAH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2004-013-000750-66-108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table:style-name="ce9" office:value-type="string" calcext:value-type="string">
            <text:p>ARGENTIN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1001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0002601071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UGA FERMENTADO EN BARRIC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357-013-000750-66-209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1002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0002601071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UGA GRAN RES PRADO ENE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357-013-000750-66-209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1003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0002601071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UGA RESERVA COSECH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357-013-000750-66-209-000033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100317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0002601071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UGA RESERVA SELECCIN E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357-013-000750-66-209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100417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00026010710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MUGA TORR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357-013-000750-66-209-000041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55011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BERONIA TEMPRANILL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191-013-000750-66-209-000041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55021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BERONIA RESERV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190-013-000750-66-209-000041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5504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BERONIA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186-013-000750-66-209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9055041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BERONIA CRIANZ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187-013-000750-66-209-00003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93100102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OSO DEMI SEC RESERVA CAVA VILARNAU BARCELO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9374-013-000750-66-209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931002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OSO BRUT RESERVA CAVA VILARNAU BARCELON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9375-013-000750-66-209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931201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OSO DEMI SEC CAVA DOM POTI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9378-013-000750-66-209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93120201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OSO BRUT CAVA DOM POTI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9377-013-000750-66-209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4209311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DE JEREZ XERES SHERRY FINO MUY SECO PALOMINIO FINO TIO PEP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19376-013-000750-66-209-000049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520910503040107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BRANDY DE JEREZ SOLERA GRAN RESERVA LEPANTO</text:p>
          </table:table-cell>
          <table:table-cell office:value-type="string" calcext:value-type="string">
            <text:p>',’</text:p>
          </table:table-cell>
          <table:table-cell table:style-name="ce6" office:value-type="string" calcext:value-type="string">
            <text:p>3031-19-019448-013-000700-66-209-000072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520910504050107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BRANDY SOLERA SOBERANO</text:p>
          </table:table-cell>
          <table:table-cell office:value-type="string" calcext:value-type="string">
            <text:p>',’</text:p>
          </table:table-cell>
          <table:table-cell table:style-name="ce6" office:value-type="string" calcext:value-type="string">
            <text:p>3031-19-001836-013-000700-66-209-000072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520910504050207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BRANDY SOLERA SOBERANO GIFT BOX</text:p>
          </table:table-cell>
          <table:table-cell office:value-type="string" calcext:value-type="string">
            <text:p>',’</text:p>
          </table:table-cell>
          <table:table-cell table:style-name="ce6" office:value-type="string" calcext:value-type="string">
            <text:p>3031-19-001836-013-000700-66-209-000072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721331501010107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ORIGINAL BLUE GIN THE LONDON</text:p>
          </table:table-cell>
          <table:table-cell office:value-type="string" calcext:value-type="string">
            <text:p>',’</text:p>
          </table:table-cell>
          <table:table-cell table:style-name="ce6" office:value-type="string" calcext:value-type="string">
            <text:p>3031-16-019447-013-000700-66-213-000083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82093090104021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INCHON SE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7-019373-013-001000-66-209-000080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82093090204011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PESA1160527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INCHON DUL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7-019372-013-001000-66-209-000071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1000" calcext:value-type="float">
            <text:p>100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ESPAÑ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322401402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111111111111111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OPORTO RUBY BARR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490-013-000750-66-224-00005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PORTUGAL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1202008032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DESALCOHOLIZADO HENKEL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7-013130-013-000750-66-202-000133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102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PICCOLO D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0200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10375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MEDIA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0375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TROKEN DRY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0750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BRUT VINTAG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0750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3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BLANC DE BL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0750-66-202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46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TROKEN DRY 6000M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6000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53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TROKEN DRY 3000M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3000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10615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TROKEN DRY 1500M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0975-013-001500-66-202-000026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1500" calcext:value-type="float">
            <text:p>150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0200801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HENKELL ROS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1549-013-000750-66-202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ALEMAN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1900802060102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ANTE MIONETT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1550-013-000200-66-219-000024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ITAL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190080206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ANTE MIONETT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1550-013-000750-66-219-000024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ITAL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1900802060115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9999999999993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INO ESPUMANTE MIONETT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6-011550-013-001500-66-219-000024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1500" calcext:value-type="float">
            <text:p>15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ITAL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10103002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MUMM CORDON ROUG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359-013-000750-66-101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13029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PERRIER JOUET BELLE EPOQU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462-013-000750-66-213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1302902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PERRIER JOUE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462-013-000750-66-213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1022130290201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AMPAGNE PERRIER JOUET GRAND BRU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53-001463-013-000750-66-213-00002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CHIVAS REGAL 18 AÑOS GIFT PACK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REGAL 12 AÑ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30110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12 AÑOS LITR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3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12 AÑOS TIN BOX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304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12 AÑOS TIN BOX - CAJA 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18 AÑ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050107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REGAL 25Y-700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0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199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CHIVAS 12 AÑOS CAMINER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02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2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SOMETHING SPECI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2474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3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BALLANTINES FINES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113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302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BALLANTINES TIN BOX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114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30203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BALLANTINES FINEST ZIP PACK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466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1213002030204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WHISKY BALLANTINES FINEST CAJA6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8-000113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2107007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RON HAVANA CLUB 7 AÑ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3-000970-013-000750-66-107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B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210700702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RON HAVANA AÑEJO RESERV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1-000969-013-000750-66-107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B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21070070202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RON HAVANA CLUB AÑEJO ESPECIAL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3-000971-013-000750-66-107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B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21070070203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RON HAVANA CLUB AÑEJO BLANC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2-000972-013-000750-66-107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B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21070070204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RON HAVANA CLUB AÑEJO 3 AÑO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1-000754-013-000750-66-107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CUB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3226003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VODKA ABSOLU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5-002397-013-000750-66-226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SUE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7213016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0532416036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GIN BEEFEAT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6-000178-013-000750-66-213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REINO UNIDO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8211013010101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7552073371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LICOR GRAN MARNIER CORDON ROJ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9-000940-013-000750-66-211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8211013010102075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7552073371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LICOR GRAN MARNIER CORDON ROJO PICTO PACK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9-000940-013-000750-66-211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‘</text:p>
          </table:table-cell>
          <table:table-cell table:style-name="ce2" office:value-type="string" calcext:value-type="string">
            <text:p>02082110130101030700</text:p>
          </table:table-cell>
          <table:table-cell table:style-name="ce2" office:value-type="string" calcext:value-type="string">
            <text:p>',</text:p>
          </table:table-cell>
          <table:table-cell table:style-name="ce2" office:value-type="string" calcext:value-type="string">
            <text:p>0027552073371</text:p>
          </table:table-cell>
          <table:table-cell table:style-name="ce2" office:value-type="string" calcext:value-type="string">
            <text:p>,’</text:p>
          </table:table-cell>
          <table:table-cell office:value-type="string" calcext:value-type="string">
            <text:p>LICOR GRAN MARNIER CORDON ROJO BEL CREA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3031-19-000940-013-000700-66-211-000077</text:p>
          </table:table-cell>
          <table:table-cell table:style-name="ce2" office:value-type="string" calcext:value-type="string">
            <text:p>',</text:p>
          </table:table-cell>
          <table:table-cell table:style-name="ce8"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’</text:p>
          </table:table-cell>
          <table:table-cell office:value-type="string" calcext:value-type="string">
            <text:p>FRANCIA</text:p>
          </table:table-cell>
          <table:table-cell table:style-name="ce9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number-columns-repeated="1001"/>
        </table:table-row>
        <table:table-row table:style-name="ro1" table:number-rows-repeated="104827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</number:number-style>
    <number:number-style style:name="N133">
      <number:text>$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</number:number-style>
    <number:number-style style:name="N135">
      <number:text>$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24:13.377413969</meta:creation-date>
    <dc:date>2018-04-03T23:57:51.959199381</dc:date>
    <meta:editing-duration>PT12M17S</meta:editing-duration>
    <meta:editing-cycles>1</meta:editing-cycles>
    <meta:document-statistic meta:table-count="1" meta:cell-count="3528" meta:object-count="0"/>
    <meta:generator>LibreOffice/6.0.1.1$Linux_X86_64 LibreOffice_project/60bfb1526849283ce2491346ed2aa51c465abfe6</meta:generator>
  </office:meta>
</office:document-meta>
</file>